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61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58cm" svg:height="14.036cm" svg:x="1.127cm" svg:y="11.753cm">
          <text:p/>
        </draw:rect>
        <draw:rect draw:style-name="gr2" draw:text-style-name="P2" draw:layer="layout" svg:width="19.558cm" svg:height="10.287cm" svg:x="1.127cm" svg:y="1.127cm">
          <text:p/>
        </draw:rect>
        <draw:rect draw:style-name="gr3" draw:text-style-name="P4" xml:id="id1" draw:id="id1" draw:layer="layout" svg:width="5.465cm" svg:height="1.431cm" svg:x="2.428cm" svg:y="4.77cm">
          <text:p text:style-name="P3">PktHandler</text:p>
        </draw:rect>
        <draw:ellipse draw:style-name="gr3" draw:text-style-name="P4" xml:id="id3" draw:id="id3" draw:layer="layout" svg:width="5.639cm" svg:height="2.949cm" svg:x="8.327cm" svg:y="1.302cm">
          <text:p text:style-name="P3">Globals</text:p>
          <text:p text:style-name="P3">(Settings5)</text:p>
        </draw:ellipse>
        <draw:connector draw:style-name="gr4" draw:text-style-name="P4" draw:layer="layout" draw:type="line" svg:x1="5.16cm" svg:y1="6.201cm" svg:x2="5.118cm" svg:y2="8.46cm" draw:start-shape="id1" draw:start-glue-point="2" draw:end-shape="id2" draw:end-glue-point="0" svg:d="M5160 6201l-42 2259" svg:viewBox="0 0 43 2260">
          <text:p/>
        </draw:connector>
        <draw:connector draw:style-name="gr5" draw:text-style-name="P4" xml:id="id12" draw:id="id12" draw:layer="layout" svg:x1="5.16cm" svg:y1="4.77cm" svg:x2="8.327cm" svg:y2="2.776cm" draw:start-shape="id1" draw:start-glue-point="0" draw:end-shape="id3" draw:end-glue-point="3" svg:d="M5160 4770v-1994h3167" svg:viewBox="0 0 3168 1995">
          <text:p/>
        </draw:connector>
        <draw:connector draw:style-name="gr4" draw:text-style-name="P4" xml:id="id10" draw:id="id10" draw:layer="layout" svg:x1="14.783cm" svg:y1="9.299cm" svg:x2="8.328cm" svg:y2="9.327cm" draw:start-shape="id4" draw:start-glue-point="3" draw:end-shape="id2" draw:end-glue-point="1" svg:d="M14783 9299h-3227v28h-3228" svg:viewBox="0 0 6456 29">
          <text:p/>
        </draw:connector>
        <draw:rect draw:style-name="gr3" draw:text-style-name="P4" xml:id="id5" draw:id="id5" draw:layer="layout" svg:width="3.641cm" svg:height="1.343cm" svg:x="13.261cm" svg:y="11.904cm">
          <text:p text:style-name="P3">PktRadio</text:p>
        </draw:rect>
        <draw:rect draw:style-name="gr3" draw:text-style-name="P4" xml:id="id6" draw:id="id6" draw:layer="layout" svg:width="3.265cm" svg:height="1.343cm" svg:x="17.166cm" svg:y="11.861cm">
          <text:p text:style-name="P3">OOKRadio</text:p>
        </draw:rect>
        <draw:rect draw:style-name="gr3" draw:text-style-name="P4" xml:id="id7" draw:id="id7" draw:layer="layout" svg:width="2.169cm" svg:height="1.211cm" svg:x="15.991cm" svg:y="14.941cm">
          <text:p text:style-name="P3">Pogo</text:p>
        </draw:rect>
        <draw:rect draw:style-name="gr3" draw:text-style-name="P4" xml:id="id4" draw:id="id4" draw:layer="layout" svg:width="3.641cm" svg:height="1.389cm" svg:x="14.783cm" svg:y="8.605cm">
          <text:p text:style-name="P3">ComPort</text:p>
          <text:p text:style-name="P3">(uno)</text:p>
        </draw:rect>
        <draw:connector draw:style-name="gr4" draw:text-style-name="P4" draw:layer="layout" draw:type="line" svg:x1="16.603cm" svg:y1="9.994cm" svg:x2="15.081cm" svg:y2="11.904cm" draw:start-shape="id4" draw:start-glue-point="2" draw:end-shape="id5" draw:end-glue-point="0" svg:d="M16603 9994l-1522 1910" svg:viewBox="0 0 1523 1911">
          <text:p/>
        </draw:connector>
        <draw:connector draw:style-name="gr4" draw:text-style-name="P4" draw:layer="layout" draw:type="line" svg:x1="16.603cm" svg:y1="9.994cm" svg:x2="18.798cm" svg:y2="11.861cm" draw:start-shape="id4" draw:start-glue-point="2" draw:end-shape="id6" draw:end-glue-point="0" svg:d="M16603 9994l2195 1867" svg:viewBox="0 0 2196 1868">
          <text:p/>
        </draw:connector>
        <draw:connector draw:style-name="gr6" draw:text-style-name="P4" draw:layer="layout" draw:type="line" svg:x1="17.034cm" svg:y1="8.783cm" svg:x2="17.034cm" svg:y2="8.783cm" svg:d="M17034 8783z" svg:viewBox="0 0 1 1">
          <text:p/>
        </draw:connector>
        <draw:connector draw:style-name="gr4" draw:text-style-name="P4" draw:layer="layout" svg:x1="15.081cm" svg:y1="13.247cm" svg:x2="15.991cm" svg:y2="15.546cm" draw:start-shape="id5" draw:start-glue-point="2" draw:end-shape="id7" draw:end-glue-point="3" svg:d="M15081 13247v2299h910" svg:viewBox="0 0 911 2300">
          <text:p/>
        </draw:connector>
        <draw:connector draw:style-name="gr4" draw:text-style-name="P4" draw:layer="layout" svg:x1="18.798cm" svg:y1="13.204cm" svg:x2="18.16cm" svg:y2="15.546cm" draw:start-shape="id6" draw:start-glue-point="2" draw:end-shape="id7" draw:end-glue-point="1" svg:d="M18798 13204v2342h-638" svg:viewBox="0 0 639 2343">
          <text:p/>
        </draw:connector>
        <draw:g>
          <draw:rect draw:style-name="gr3" draw:text-style-name="P4" xml:id="id2" draw:id="id2" draw:layer="layout" svg:width="6.419cm" svg:height="1.735cm" svg:x="1.909cm" svg:y="8.46cm">
            <text:p text:style-name="P3">NaaradTopics2</text:p>
          </draw:rect>
          <draw:frame draw:style-name="gr7" draw:text-style-name="P5" draw:layer="layout" svg:width="1.204cm" svg:height="1.768cm" draw:transform="rotate (1.5707963267949) translate (6.66cm 10.386cm)">
            <draw:text-box>
              <text:p>.run()</text:p>
            </draw:text-box>
          </draw:frame>
          <draw:frame draw:style-name="gr8" draw:text-style-name="P5" draw:layer="layout" svg:width="2.509cm" svg:height="0.954cm" svg:x="1.909cm" svg:y="7.503cm">
            <draw:text-box>
              <text:p>Thread</text:p>
            </draw:text-box>
          </draw:frame>
        </draw:g>
        <draw:rect draw:style-name="gr3" draw:text-style-name="P4" xml:id="id8" draw:id="id8" draw:layer="layout" svg:width="3.686cm" svg:height="0.911cm" svg:x="4.248cm" svg:y="23.423cm">
          <text:p text:style-name="P3">mySocket</text:p>
        </draw:rect>
        <draw:g xml:id="id11" draw:id="id11">
          <draw:rect draw:style-name="gr3" draw:text-style-name="P4" draw:layer="layout" svg:width="6.419cm" svg:height="1.735cm" svg:x="2.821cm" svg:y="17.569cm">
            <text:p text:style-name="P3">mClientThread</text:p>
          </draw:rect>
          <draw:frame draw:style-name="gr7" draw:text-style-name="P5" draw:layer="layout" svg:width="1.204cm" svg:height="1.768cm" draw:transform="rotate (1.5707963267949) translate (7.572cm 19.495cm)">
            <draw:text-box>
              <text:p>.run()</text:p>
            </draw:text-box>
          </draw:frame>
          <draw:frame draw:style-name="gr8" draw:text-style-name="P5" draw:layer="layout" svg:width="2.509cm" svg:height="0.954cm" svg:x="2.821cm" svg:y="16.612cm">
            <draw:text-box>
              <text:p>Thread</text:p>
            </draw:text-box>
          </draw:frame>
        </draw:g>
        <draw:ellipse draw:style-name="gr3" draw:text-style-name="P4" xml:id="id9" draw:id="id9" draw:layer="layout" svg:width="3.6cm" svg:height="1.564cm" svg:x="4.293cm" svg:y="20.776cm">
          <text:p text:style-name="P3">User </text:p>
          <text:p text:style-name="P3">Socket</text:p>
        </draw:ellipse>
        <draw:connector draw:style-name="gr9" draw:text-style-name="P4" draw:layer="layout" draw:type="line" svg:x1="0.434cm" svg:y1="23.856cm" svg:x2="4.248cm" svg:y2="23.878cm" draw:end-shape="id8" draw:end-glue-point="3" svg:d="M434 23856l3814 22" svg:viewBox="0 0 3815 23">
          <text:p/>
        </draw:connector>
        <draw:connector draw:style-name="gr5" draw:text-style-name="P4" draw:layer="layout" draw:type="line" svg:x1="4.293cm" svg:y1="21.558cm" svg:x2="0.347cm" svg:y2="21.557cm" draw:start-shape="id9" draw:start-glue-point="3" svg:d="M4293 21558l-3946-1" svg:viewBox="0 0 3947 2">
          <text:p/>
        </draw:connector>
        <draw:connector draw:style-name="gr6" draw:text-style-name="P4" draw:layer="layout" draw:type="line" svg:x1="6.091cm" svg:y1="23.423cm" svg:x2="6.093cm" svg:y2="22.34cm" draw:start-shape="id8" draw:start-glue-point="0" draw:end-shape="id9" draw:end-glue-point="2" svg:d="M6091 23423l2-1083" svg:viewBox="0 0 3 1084">
          <text:p/>
        </draw:connector>
        <draw:connector draw:style-name="gr4" draw:text-style-name="P4" draw:layer="layout" draw:type="line" svg:x1="11.556cm" svg:y1="9.313cm" svg:x2="9.34cm" svg:y2="18.053cm" draw:start-shape="id10" draw:start-glue-point="0" draw:end-shape="id11" svg:d="M11556 9313l-2216 8740" svg:viewBox="0 0 2217 8741">
          <text:p/>
        </draw:connector>
        <draw:connector draw:style-name="gr4" draw:text-style-name="P4" draw:layer="layout" draw:line-skew="3.651cm" svg:x1="17.142cm" svg:y1="16.152cm" svg:x2="9.34cm" svg:y2="18.053cm" draw:end-shape="id11" svg:d="M17142 16152v1901h-7802" svg:viewBox="0 0 7803 1902">
          <text:p/>
        </draw:connector>
        <draw:frame draw:style-name="gr10" draw:text-style-name="P5" draw:layer="layout" svg:width="2.576cm" svg:height="1.657cm" svg:x="0.781cm" svg:y="23.726cm">
          <draw:text-box>
            <text:p>Naarad</text:p>
            <text:p>Socket</text:p>
          </draw:text-box>
        </draw:frame>
        <draw:connector draw:style-name="gr9" draw:text-style-name="P4" draw:layer="layout" draw:line-skew="-0.685cm" svg:x1="5.16cm" svg:y1="2.776cm" svg:x2="2.821cm" svg:y2="18.053cm" draw:start-shape="id12" draw:start-glue-point="0" draw:end-shape="id11" svg:d="M5160 2776h-3525v15277h1186" svg:viewBox="0 0 3526 15278">
          <text:p/>
        </draw:connector>
        <draw:connector draw:style-name="gr11" draw:text-style-name="P4" draw:layer="layout" draw:type="line" svg:x1="6.08cm" svg:y1="19.495cm" svg:x2="6.093cm" svg:y2="20.776cm" draw:start-shape="id11" draw:start-glue-point="2" draw:end-shape="id9" draw:end-glue-point="0" svg:d="M6080 19495l13 1281" svg:viewBox="0 0 14 1282">
          <text:p/>
        </draw:connector>
        <draw:connector draw:style-name="gr5" draw:text-style-name="P4" draw:layer="layout" draw:type="line" svg:x1="18.424cm" svg:y1="9.299cm" svg:x2="21.384cm" svg:y2="9.282cm" draw:start-shape="id4" draw:start-glue-point="1" svg:d="M18424 9299l2960-17" svg:viewBox="0 0 2961 18">
          <text:p/>
        </draw:connector>
        <draw:frame draw:style-name="gr8" draw:text-style-name="P5" draw:layer="layout" svg:width="4.939cm" svg:height="1.657cm" svg:x="15.773cm" svg:y="24.06cm">
          <draw:text-box>
            <text:p>User interaction</text:p>
            <text:p>thread</text:p>
          </draw:text-box>
        </draw:frame>
        <draw:frame draw:style-name="gr8" draw:text-style-name="P5" draw:layer="layout" svg:width="3.677cm" svg:height="1.657cm" svg:x="16.974cm" svg:y="1.161cm">
          <draw:text-box>
            <text:p>H/W server</text:p>
            <text:p>th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04T21:54:16.200867189</dc:date>
    <dc:creator>Sanjay Bhatnagar</dc:creator>
    <meta:editing-duration>PT1H6M13S</meta:editing-duration>
    <meta:editing-cycles>35</meta:editing-cycles>
    <meta:generator>LibreOffice/5.3.6.1$Linux_X86_64 LibreOffice_project/30$Build-1</meta:generator>
    <meta:document-statistic meta:object-count="37"/>
  </office:meta>
</office:document-meta>
</file>